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70000024FC42DE639C00B88FB.png" manifest:media-type="image/png"/>
  <manifest:file-entry manifest:full-path="Pictures/100000010000088D000004DA09568DD3FD2BE5B4.png" manifest:media-type="image/png"/>
  <manifest:file-entry manifest:full-path="Pictures/1000000100000A00000007807F58853F7AA177C6.png" manifest:media-type="image/png"/>
  <manifest:file-entry manifest:full-path="Pictures/100000010000026C000002368D81E3E3129BAF0F.png" manifest:media-type="image/png"/>
  <manifest:file-entry manifest:full-path="Pictures/10000001000004F0000003C970F34D4F9BF7D55B.png" manifest:media-type="image/png"/>
  <manifest:file-entry manifest:full-path="Pictures/100000010000050F00000365FDE1AC30F61733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4472c4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806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color="#ff4000"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ff4000" draw:fill="none" draw:fill-color="#ffffff" draw:auto-grow-height="true" draw:auto-grow-width="false" fo:max-height="0cm" fo:min-height="1.25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548235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solid" svg:stroke-width="0.071cm" svg:stroke-color="#000000" draw:stroke-linejoin="miter" svg:stroke-linecap="butt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solid" draw:fill-color="#bfbfb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106cm" svg:stroke-color="#c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97cm" svg:stroke-color="#c00000" draw:marker-end="msArrowEnd_20_5" draw:marker-end-width="0.29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c9211e" loext:opacity="100%"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color="#c9211e" loext:opacity="100%"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e7e6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bfbfb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4472c4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806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548235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nl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6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23.937cm" svg:height="17.643cm" svg:x="5.766cm" svg:y="0.735cm">
          <draw:image xlink:href="Pictures/100000010000050F00000365FDE1AC30F6173342.png" xlink:type="simple" xlink:show="embed" xlink:actuate="onLoad" draw:mime-type="image/png">
            <text:p/>
          </draw:image>
        </draw:frame>
        <draw:custom-shape draw:name="TextBox 5" draw:style-name="gr2" draw:text-style-name="P3" draw:layer="layout" svg:width="4.027cm" svg:height="1.773cm" svg:x="29.703cm" svg:y="1.836cm">
          <text:p text:style-name="P2"><text:span text:style-name="T1">algemene commando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3" draw:text-style-name="P5" draw:layer="layout" svg:width="10.844cm" svg:height="2.176cm" svg:x="17.986cm" svg:y="1.734cm">
          <text:p text:style-name="P4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" draw:text-style-name="P5" draw:layer="layout" svg:width="3.426cm" svg:height="7.206cm" svg:x="25.787cm" svg:y="6.667cm">
          <text:p text:style-name="P4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9" draw:style-name="gr5" draw:text-style-name="P6" draw:layer="layout" svg:width="4.363cm" svg:height="2.537cm" svg:x="21.424cm" svg:y="9.062cm">
          <text:p text:style-name="P4"><text:span text:style-name="T3">commando’s </text:span></text:p>
          <text:p text:style-name="P4"><text:span text:style-name="T3">tijdens debugg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3" draw:layer="layout" svg:width="3.99cm" svg:height="1.011cm" svg:x="0cm" svg:y="15.971cm">
          <text:p text:style-name="P2"><text:span text:style-name="T4">Uitvoer d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1" draw:style-name="gr7" draw:text-style-name="P7" draw:layer="layout" svg:width="1.188cm" svg:height="0.897cm" svg:x="4.193cm" svg:y="16.085cm">
          <text:p text:style-name="P4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2" draw:style-name="gr8" draw:text-style-name="P6" draw:layer="layout" svg:width="4.797cm" svg:height="2.535cm" svg:x="-0.2cm" svg:y="3.959cm">
          <text:p text:style-name="P4"><text:span text:style-name="T4">Grafisch scherm</text:span></text:p>
          <text:p text:style-name="P4"><text:span text:style-name="T4">voor</text:span></text:p>
          <text:p text:style-name="P4"><text:span text:style-name="T4">de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3" draw:style-name="gr7" draw:text-style-name="P7" draw:layer="layout" svg:width="1.188cm" svg:height="0.897cm" svg:x="4.236cm" svg:y="5.275cm">
          <text:p text:style-name="P4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4" draw:style-name="gr9" draw:text-style-name="P3" draw:layer="layout" svg:width="3.99cm" svg:height="1.773cm" svg:x="0.06cm" svg:y="10.435cm">
          <text:p text:style-name="P2"><text:span text:style-name="T4">Uit te voeren Program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5" draw:style-name="gr7" draw:text-style-name="P7" draw:layer="layout" svg:width="1.188cm" svg:height="0.897cm" svg:x="4.173cm" svg:y="10.884cm">
          <text:p text:style-name="P4"><text:span text:style-name="T2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onnector draw:style-name="gr10" draw:text-style-name="P8" draw:layer="layout" draw:type="line" svg:x1="29.431cm" svg:y1="7.734cm" svg:x2="31.275cm" svg:y2="10.007cm" svg:d="M29431 7734l1844 2273" svg:viewBox="0 0 1845 2274">
          <text:p/>
        </draw:connector>
        <draw:connector draw:style-name="gr10" draw:text-style-name="P8" draw:layer="layout" draw:type="line" svg:x1="29.443cm" svg:y1="14.553cm" svg:x2="31.037cm" svg:y2="12.279cm" svg:d="M29443 14553l1594-2274" svg:viewBox="0 0 1595 2275">
          <text:p/>
        </draw:connector>
        <draw:frame draw:style-name="gr11" draw:text-style-name="P10" draw:layer="layout" svg:width="3.882cm" svg:height="1.916cm" svg:x="29.703cm" svg:y="10.007cm">
          <draw:text-box>
            <text:p text:style-name="P9"><text:span text:style-name="T5">Schermgrootte</text:span></text:p>
            <text:p text:style-name="P9"><text:span text:style-name="T5">aan </text:span></text:p>
            <text:p text:style-name="P9"><text:span text:style-name="T5">te passen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TextBox 14" draw:style-name="gr13" draw:text-style-name="P3" draw:layer="layout" svg:width="1.188cm" svg:height="1.434cm" svg:x="2.228cm" svg:y="11.114cm">
          <text:p text:style-name="P2"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12" draw:layer="layout" svg:width="19.654cm" svg:height="17.942cm" svg:x="6.733cm" svg:y="0.213cm">
          <draw:image xlink:href="Pictures/100000010000026C000002368D81E3E3129BAF0F.png" xlink:type="simple" xlink:show="embed" xlink:actuate="onLoad" draw:mime-type="image/png">
            <text:p/>
          </draw:image>
        </draw:frame>
        <draw:custom-shape draw:name="Straight Arrow Connector 8" draw:style-name="gr15" draw:text-style-name="P12" draw:layer="layout" svg:width="2.56cm" svg:height="2.271cm" svg:x="4.48cm" svg:y="8.1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6" draw:text-style-name="P3" draw:layer="layout" svg:width="1.813cm" svg:height="1.434cm" svg:x="3.218cm" svg:y="6.687cm">
          <text:p text:style-name="P2"><text:span text:style-name="T7">2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7" draw:text-style-name="P3" draw:layer="layout" svg:width="1.813cm" svg:height="1.434cm" svg:x="1.039cm" svg:y="9.452cm">
          <text:p text:style-name="P2"><text:span text:style-name="T8">3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8" draw:text-style-name="P3" draw:layer="layout" svg:width="1.188cm" svg:height="1.434cm" svg:x="3.886cm" svg:y="4.618cm">
          <text:p text:style-name="P2"><text:span text:style-name="T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9" draw:text-style-name="P3" draw:layer="layout" svg:width="1.607cm" svg:height="1.434cm" svg:x="1.627cm" svg:y="2.467cm">
          <text:p text:style-name="P2"><text:span text:style-name="T6">5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20" draw:text-style-name="P12" draw:layer="layout" svg:width="4.163cm" svg:height="0.263cm" svg:x="2.569cm" svg:y="10.3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21" draw:text-style-name="P12" draw:layer="layout" svg:width="3.785cm" svg:height="0.766cm" svg:x="3.045cm" svg:y="3.3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21" draw:text-style-name="P12" draw:layer="layout" svg:width="4.414cm" svg:height="1.098cm" svg:x="3.568cm" svg:y="10.7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21" draw:text-style-name="P12" draw:layer="layout" svg:width="4.247cm" svg:height="4.574cm" svg:x="4.707cm" svg:y="5.4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9" draw:style-name="gr22" draw:text-style-name="P3" draw:layer="layout" svg:width="1.813cm" svg:height="1.434cm" svg:x="27.316cm" svg:y="5.732cm">
          <text:p text:style-name="P2"><text:span text:style-name="T7">2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15" draw:text-style-name="P12" draw:layer="layout" svg:width="8.121cm" svg:height="3.886cm" svg:x="19.204cm" svg:y="2.26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9" draw:style-name="gr23" draw:text-style-name="P3" draw:layer="layout" svg:width="1.813cm" svg:height="1.434cm" svg:x="28.958cm" svg:y="10.249cm">
          <text:p text:style-name="P2"><text:span text:style-name="T8">3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20" draw:text-style-name="P12" draw:layer="layout" svg:width="3.2cm" svg:height="0.001cm" svg:x="25.667cm" svg:y="11.1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1" draw:style-name="gr24" draw:text-style-name="P3" draw:layer="layout" svg:width="1.813cm" svg:height="1.434cm" svg:x="28.747cm" svg:y="4.618cm">
          <text:p text:style-name="P2"><text:span text:style-name="T6">5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2" draw:style-name="gr21" draw:text-style-name="P12" draw:layer="layout" svg:width="6.711cm" svg:height="3.081cm" svg:x="21.699cm" svg:y="2.261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Picture 12" draw:style-name="gr14" draw:text-style-name="P12" draw:layer="layout" svg:width="22.818cm" svg:height="16.763cm" svg:x="6.777cm" svg:y="1.409cm">
          <draw:image xlink:href="Pictures/10000001000004F0000003C970F34D4F9BF7D55B.png" xlink:type="simple" xlink:show="embed" xlink:actuate="onLoad" draw:mime-type="image/png">
            <text:p/>
          </draw:image>
        </draw:frame>
        <draw:custom-shape draw:name="TextBox 14" draw:style-name="gr25" draw:text-style-name="P3" draw:layer="layout" svg:width="1.188cm" svg:height="1.434cm" svg:x="2.8cm" svg:y="14.398cm">
          <text:p text:style-name="P2"><text:span text:style-name="T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5" draw:text-style-name="P12" draw:layer="layout" svg:width="2.56cm" svg:height="2.271cm" svg:x="4.421cm" svg:y="10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26" draw:text-style-name="P3" draw:layer="layout" svg:width="2.219cm" svg:height="1.434cm" svg:x="2.527cm" svg:y="10.11cm">
          <text:p text:style-name="P2"><text:span text:style-name="T7">b-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7" draw:text-style-name="P3" draw:layer="layout" svg:width="1.813cm" svg:height="1.434cm" svg:x="30.738cm" svg:y="10.179cm">
          <text:p text:style-name="P2"><text:span text:style-name="T8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" draw:style-name="gr20" draw:text-style-name="P12" draw:layer="layout" svg:width="3.106cm" svg:height="2.867cm" svg:x="27.771cm" svg:y="8.03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25" draw:style-name="gr21" draw:text-style-name="P12" draw:layer="layout" svg:width="3.108cm" svg:height="1.734cm" svg:x="3.873cm" svg:y="13.2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9" draw:style-name="gr28" draw:text-style-name="P3" draw:layer="layout" svg:width="2.374cm" svg:height="1.434cm" svg:x="29.729cm" svg:y="6.15cm">
          <text:p text:style-name="P2"><text:span text:style-name="T7">b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15" draw:text-style-name="P12" draw:layer="layout" svg:width="7.658cm" svg:height="3.899cm" svg:x="22.21cm" svg:y="2.9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9" draw:style-name="gr29" draw:text-style-name="P3" draw:layer="layout" svg:width="1.255cm" svg:height="1.434cm" svg:x="30.848cm" svg:y="7.883cm">
          <text:p text:style-name="P2"><text:span text:style-name="T8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20" draw:text-style-name="P12" draw:layer="layout" svg:width="2.691cm" svg:height="1.925cm" svg:x="28.044cm" svg:y="6.682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Rectangle 1" draw:style-name="gr30" draw:text-style-name="P13" draw:layer="layout" svg:width="6.266cm" svg:height="5.282cm" svg:x="1.542cm" svg:y="6.994cm">
          <text:p text:style-name="P4"><text:span text:style-name="T9">Raspberry 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1" draw:text-style-name="P14" draw:layer="layout" svg:width="15.866cm" svg:height="14.015cm" svg:x="16.586cm" svg:y="1.718cm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4" draw:text-style-name="P12" draw:layer="layout" svg:width="15.866cm" svg:height="11.9cm" svg:x="16.586cm" svg:y="3.833cm">
          <draw:image xlink:href="Pictures/1000000100000A00000007807F58853F7AA177C6.png" xlink:type="simple" xlink:show="embed" xlink:actuate="onLoad" draw:mime-type="image/png">
            <text:p/>
          </draw:image>
        </draw:frame>
        <draw:custom-shape draw:name="Rectangle 5" draw:style-name="gr32" draw:text-style-name="P15" draw:layer="layout" svg:width="8.776cm" svg:height="1.598cm" svg:x="7.809cm" svg:y="8.726cm">
          <text:p text:style-name="P4"><text:span text:style-name="T9">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3" draw:text-style-name="P3" draw:layer="layout" svg:width="6.243cm" svg:height="2.28cm" svg:x="21.828cm" svg:y="1.505cm">
          <text:p text:style-name="P2"><text:span text:style-name="T11">Lap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4" draw:text-style-name="P16" draw:layer="layout" svg:width="4.943cm" svg:height="1.434cm" svg:x="2.147cm" svg:y="10.791cm">
          <text:p text:style-name="P2"><text:span text:style-name="T12">opg1b.c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4" draw:style-name="gr14" draw:text-style-name="P12" draw:layer="layout" svg:width="26.178cm" svg:height="14.852cm" svg:x="5.646cm" svg:y="2.064cm">
          <draw:image xlink:href="Pictures/100000010000088D000004DA09568DD3FD2BE5B4.png" xlink:type="simple" xlink:show="embed" xlink:actuate="onLoad" draw:mime-type="image/png">
            <text:p/>
          </draw:image>
        </draw:frame>
        <draw:custom-shape draw:name="Oval 5" draw:style-name="gr35" draw:text-style-name="P5" draw:layer="layout" svg:width="1.961cm" svg:height="1.216cm" svg:x="5.263cm" svg:y="7.055cm">
          <text:p text:style-name="P4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36" draw:text-style-name="P3" draw:layer="layout" svg:width="1.675cm" svg:height="1.011cm" svg:x="15.689cm" svg:y="0.646cm">
          <text:p text:style-name="P2"><text:span text:style-name="T13"><text:s/></text:span><text:span text:style-name="T13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35" draw:text-style-name="P5" draw:layer="layout" svg:width="1.961cm" svg:height="1.216cm" svg:x="6.668cm" svg:y="3.359cm">
          <text:p text:style-name="P4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7" draw:text-style-name="P3" draw:layer="layout" svg:width="1.675cm" svg:height="1.011cm" svg:x="3.327cm" svg:y="7.055cm">
          <text:p text:style-name="P2"><text:span text:style-name="T1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35" draw:text-style-name="P5" draw:layer="layout" svg:width="8.388cm" svg:height="4.461cm" svg:x="12.394cm" svg:y="2.849cm">
          <text:p text:style-name="P4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" draw:style-name="gr38" draw:text-style-name="P3" draw:layer="layout" svg:width="1.675cm" svg:height="1.011cm" svg:x="3.327cm" svg:y="3.359cm">
          <text:p text:style-name="P2"><text:span text:style-name="T13"><text:s/></text:span><text:span text:style-name="T1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39" draw:text-style-name="P12" draw:layer="layout" svg:width="1.097cm" svg:height="0.001cm" svg:x="4.165cm" svg:y="7.5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39" draw:text-style-name="P12" draw:layer="layout" svg:width="0.405cm" svg:height="1.031cm" svg:x="15.916cm" svg:y="1.6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" draw:style-name="gr39" draw:text-style-name="P12" draw:layer="layout" svg:width="2.163cm" svg:height="0.001cm" svg:x="4.486cm" svg:y="3.9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Picture 4" draw:style-name="gr14" draw:text-style-name="P12" draw:layer="layout" svg:width="22.451cm" svg:height="13.952cm" svg:x="10.557cm" svg:y="3.709cm">
          <draw:image xlink:href="Pictures/10000001000003B70000024FC42DE639C00B88FB.png" xlink:type="simple" xlink:show="embed" xlink:actuate="onLoad" draw:mime-type="image/png">
            <text:p/>
          </draw:image>
          <svg:desc>Timeline

Description automatically generated</svg:desc>
        </draw:frame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Visser, J.J.</meta:initial-creator>
    <meta:editing-cycles>9</meta:editing-cycles>
    <meta:creation-date>2019-11-01T09:40:52</meta:creation-date>
    <dc:date>2023-03-19T12:27:18.064578169</dc:date>
    <meta:editing-duration>PT3M59S</meta:editing-duration>
    <meta:generator>LibreOffice/7.3.7.2$Linux_X86_64 LibreOffice_project/30$Build-2</meta:generator>
    <meta:document-statistic meta:object-count="103"/>
    <meta:user-defined meta:name="AppVersion">16.0000</meta:user-defined>
    <meta:user-defined meta:name="PresentationFormat">Widescreen</meta:user-defined>
    <meta:user-defined meta:name="Slides" meta:value-type="float">6</meta:user-defined>
  </office:meta>
</office:document-meta>
</file>